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572in"/>
    </style:style>
    <style:style style:name="co44" style:family="table-column">
      <style:table-column-properties fo:break-before="auto" style:column-width="1.4772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075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929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ro1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office:forms form:automatic-focus="false" form:apply-design-mode="false"/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default-cell-style-name="ce408"/>
        <table:table-column table:style-name="co5" table:default-cell-style-name="ce418"/>
        <table:table-column table:style-name="co42" table:default-cell-style-name="ce337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2a-nancy-mitc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2b-nancy</text:p>
          </table:table-cell>
          <table:table-cell office:value-type="string" calcext:value-type="string">
            <text:p>som-nancy</text:p>
          </table:table-cell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2c-mitch</text:p>
          </table:table-cell>
          <table:table-cell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number-columns-repeated="4"/>
          <table:table-cell table:style-name="Default"/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3a-bob-jesus</text:p>
          </table:table-cell>
          <table:table-cell office:value-type="string" calcext:value-type="string">
            <text:p>avs-bob-jesus</text:p>
          </table:table-cell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3b-bob</text:p>
          </table:table-cell>
          <table:table-cell office:value-type="string" calcext:value-type="string">
            <text:p>som-bob</text:p>
          </table:table-cell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3c-jesus</text:p>
          </table:table-cell>
          <table:table-cell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4a-bernie-elizabet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9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4b-elizabeth</text:p>
          </table:table-cell>
          <table:table-cell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4c-bernie</text:p>
          </table:table-cell>
          <table:table-cell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5a-luke-r2d2</text:p>
          </table:table-cell>
          <table:table-cell office:value-type="string" calcext:value-type="string">
            <text:p>avs-luke-r2d2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5b-luke</text:p>
          </table:table-cell>
          <table:table-cell office:value-type="string" calcext:value-type="string">
            <text:p>som-luke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5c-r2d2</text:p>
          </table:table-cell>
          <table:table-cell office:value-type="string" calcext:value-type="string">
            <text:p>som-r2d2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6a-eleanor-franklin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6b-eleanor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6c-franklin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8-nikki-donjr</text:p>
          </table:table-cell>
          <table:table-cell office:value-type="string" calcext:value-type="string">
            <text:p>avs-nikki-donjr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8-nikki-donjr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8-nikki-donjr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8-nikki-donjr</text:p>
          </table:table-cell>
          <table:table-cell table:style-name="Default"/>
          <table:table-cell table:number-columns-repeated="15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09-sam-diane</text:p>
          </table:table-cell>
          <table:table-cell table:number-columns-repeated="16"/>
        </table:table-row>
        <table:table-row table:style-name="ro9" table:number-rows-repeated="2">
          <table:table-cell table:number-columns-repeated="20"/>
        </table:table-row>
        <table:table-row table:style-name="ro13">
          <table:table-cell table:number-columns-repeated="2"/>
          <table:table-cell office:value-type="string" calcext:value-type="string">
            <text:p>pairings_2020</text:p>
          </table:table-cell>
          <table:table-cell office:value-type="string" calcext:value-type="string">
            <text:p>10-xxx-yyy</text:p>
          </table:table-cell>
          <table:table-cell table:number-columns-repeated="16"/>
        </table:table-row>
      </table:table>
      <table:table table:name="one and few offs" table:style-name="ta1">
        <office:forms form:automatic-focus="false" form:apply-design-mode="false"/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4"/>
          <table:table-cell table:number-columns-repeated="2"/>
          <table:table-cell table:style-name="ce393" table:number-columns-repeated="7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number-columns-repeated="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number-columns-repeated="2"/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3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6" table:style-name="ce523" office:value-type="string" calcext:value-type="string">
            <text:p>[few-offs]</text:p>
          </table:table-cell>
          <table:table-cell table:number-columns-repeated="2"/>
          <table:table-cell table:number-columns-repeated="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2"/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/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14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/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/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/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/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/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/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/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/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/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/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3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/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3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/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number-columns-repeated="2"/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number-columns-repeated="2"/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number-columns-repeated="2"/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number-columns-repeated="2"/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3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number-columns-repeated="2"/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number-columns-repeated="2"/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number-columns-repeated="2"/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number-columns-repeated="2"/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number-columns-repeated="2"/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9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13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13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2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w offs posts" table:style-name="ta1">
        <office:forms form:automatic-focus="false" form:apply-design-mode="false"/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1:10:02.38970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04T11:48:09.650932986</dc:date>
    <meta:editing-duration>P117DT5H56M33S</meta:editing-duration>
    <meta:editing-cycles>1440</meta:editing-cycles>
    <meta:document-statistic meta:table-count="12" meta:cell-count="3063" meta:object-count="0"/>
  </office:meta>
</office:document-meta>
</file>